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1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28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8-0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21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30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3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4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2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5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530322580645" calcext:value-type="float">
            <text:p>0.4085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5404" calcext:value-type="float">
            <text:p>0.5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981724137931" calcext:value-type="float">
            <text:p>0.63981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6896" calcext:value-type="float">
            <text:p>0.6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110709677419" calcext:value-type="float">
            <text:p>0.6031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0710451612903" calcext:value-type="float">
            <text:p>0.62071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645677419355" calcext:value-type="float">
            <text:p>0.6186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54" calcext:value-type="float">
            <text:p>0.63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6430451612903" calcext:value-type="float">
            <text:p>0.66643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89648" calcext:value-type="float">
            <text:p>0.7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0606193548387" calcext:value-type="float">
            <text:p>0.72060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072275862069" calcext:value-type="float">
            <text:p>0.749072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0045161290323" calcext:value-type="float">
            <text:p>0.73004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0652387096774" calcext:value-type="float">
            <text:p>0.77065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590967741936" calcext:value-type="float">
            <text:p>0.84459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659075" calcext:value-type="float">
            <text:p>0.9165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84944" calcext:value-type="float">
            <text:p>0.95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459" calcext:value-type="float">
            <text:p>1.005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89725" calcext:value-type="float">
            <text:p>1.0828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5272" calcext:value-type="float">
            <text:p>1.19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558425" calcext:value-type="float">
            <text:p>1.2455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15070967742" calcext:value-type="float">
            <text:p>1.3041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379075" calcext:value-type="float">
            <text:p>1.3737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15420689655" calcext:value-type="float">
            <text:p>1.45715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69109677419" calcext:value-type="float">
            <text:p>1.5596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96825" calcext:value-type="float">
            <text:p>1.6509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942477419355" calcext:value-type="float">
            <text:p>1.7394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08375" calcext:value-type="float">
            <text:p>1.8130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72048" calcext:value-type="float">
            <text:p>1.8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426" calcext:value-type="float">
            <text:p>1.884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62475" calcext:value-type="float">
            <text:p>1.9506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41312" calcext:value-type="float">
            <text:p>1.9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2515" calcext:value-type="float">
            <text:p>2.0122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128077419355" calcext:value-type="float">
            <text:p>2.111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40055172414" calcext:value-type="float">
            <text:p>2.40340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84516129032" calcext:value-type="float">
            <text:p>2.558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825" calcext:value-type="float">
            <text:p>2.79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090348387097" calcext:value-type="float">
            <text:p>3.0009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61525" calcext:value-type="float">
            <text:p>3.0176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8795" calcext:value-type="float">
            <text:p>2.4648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358" calcext:value-type="float">
            <text:p>2.483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173703225806" calcext:value-type="float">
            <text:p>2.5417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14658064516" calcext:value-type="float">
            <text:p>2.5001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846348387097" calcext:value-type="float">
            <text:p>2.5284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084" calcext:value-type="float">
            <text:p>2.5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54771428571" calcext:value-type="float">
            <text:p>2.64054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881975" calcext:value-type="float">
            <text:p>2.7488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0929" calcext:value-type="float">
            <text:p>2.860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29625806452" calcext:value-type="float">
            <text:p>2.9602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0945" calcext:value-type="float">
            <text:p>3.0420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26024" calcext:value-type="float">
            <text:p>3.09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93435" calcext:value-type="float">
            <text:p>3.1293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4885" calcext:value-type="float">
            <text:p>3.1464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261522580645" calcext:value-type="float">
            <text:p>3.152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44748387097" calcext:value-type="float">
            <text:p>3.1624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00903225806" calcext:value-type="float">
            <text:p>3.1940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92925" calcext:value-type="float">
            <text:p>3.2439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191475862069" calcext:value-type="float">
            <text:p>3.31191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51925" calcext:value-type="float">
            <text:p>3.3925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91125" calcext:value-type="float">
            <text:p>3.4809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2096" calcext:value-type="float">
            <text:p>3.5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735418181818" calcext:value-type="float">
            <text:p>3.60735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80344" calcext:value-type="float">
            <text:p>3.6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54825" calcext:value-type="float">
            <text:p>3.6245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45375" calcext:value-type="float">
            <text:p>3.6304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544851612903" calcext:value-type="float">
            <text:p>3.6254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6435" calcext:value-type="float">
            <text:p>3.6246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28825806452" calcext:value-type="float">
            <text:p>3.6582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297434482759" calcext:value-type="float">
            <text:p>3.72297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971425" calcext:value-type="float">
            <text:p>3.8097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639175" calcext:value-type="float">
            <text:p>3.8963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39483870968" calcext:value-type="float">
            <text:p>3.9333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991303225807" calcext:value-type="float">
            <text:p>3.9499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59128" calcext:value-type="float">
            <text:p>3.97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07845" calcext:value-type="float">
            <text:p>3.9907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49975" calcext:value-type="float">
            <text:p>3.9984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81987096774" calcext:value-type="float">
            <text:p>3.9788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26812903226" calcext:value-type="float">
            <text:p>3.9642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80215384615" calcext:value-type="float">
            <text:p>4.01480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760855172414" calcext:value-type="float">
            <text:p>4.06760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52696774194" calcext:value-type="float">
            <text:p>4.142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67025" calcext:value-type="float">
            <text:p>4.2196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5248" calcext:value-type="float">
            <text:p>4.30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65445" calcext:value-type="float">
            <text:p>4.3565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52008" calcext:value-type="float">
            <text:p>4.37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74025" calcext:value-type="float">
            <text:p>4.3987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30824" calcext:value-type="float">
            <text:p>4.3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83275" calcext:value-type="float">
            <text:p>4.3768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43448" calcext:value-type="float">
            <text:p>4.38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1698" calcext:value-type="float">
            <text:p>4.44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43828571429" calcext:value-type="float">
            <text:p>4.4864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7615" calcext:value-type="float">
            <text:p>4.5687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784722580645" calcext:value-type="float">
            <text:p>4.6278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60830769231" calcext:value-type="float">
            <text:p>4.63260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949669565217" calcext:value-type="float">
            <text:p>4.719496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4312" calcext:value-type="float">
            <text:p>4.7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971509677419" calcext:value-type="float">
            <text:p>4.7997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6248" calcext:value-type="float">
            <text:p>4.8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792774193548" calcext:value-type="float">
            <text:p>4.9279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19725" calcext:value-type="float">
            <text:p>5.0071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0648" calcext:value-type="float">
            <text:p>5.06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997325" calcext:value-type="float">
            <text:p>5.1199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01928" calcext:value-type="float">
            <text:p>5.2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712825" calcext:value-type="float">
            <text:p>5.2171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4975483871" calcext:value-type="float">
            <text:p>5.234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9395" calcext:value-type="float">
            <text:p>5.2309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544025806452" calcext:value-type="float">
            <text:p>5.2554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199725" calcext:value-type="float">
            <text:p>5.3119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78709677419" calcext:value-type="float">
            <text:p>5.3757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1656" calcext:value-type="float">
            <text:p>5.46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14895483871" calcext:value-type="float">
            <text:p>5.551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699525" calcext:value-type="float">
            <text:p>5.6769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0504" calcext:value-type="float">
            <text:p>5.78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92085" calcext:value-type="float">
            <text:p>5.859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42072" calcext:value-type="float">
            <text:p>5.87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02425" calcext:value-type="float">
            <text:p>5.9090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18709677419" calcext:value-type="float">
            <text:p>5.909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497651612903" calcext:value-type="float">
            <text:p>5.9449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197470967742" calcext:value-type="float">
            <text:p>5.991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508051612903" calcext:value-type="float">
            <text:p>6.0150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48129032258" calcext:value-type="float">
            <text:p>6.0384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98482758621" calcext:value-type="float">
            <text:p>6.1059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11725" calcext:value-type="float">
            <text:p>6.2721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710425806452" calcext:value-type="float">
            <text:p>6.3771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56567741936" calcext:value-type="float">
            <text:p>6.4555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167225" calcext:value-type="float">
            <text:p>6.521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472525" calcext:value-type="float">
            <text:p>6.5647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265625806452" calcext:value-type="float">
            <text:p>6.6026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85818181818" calcext:value-type="float">
            <text:p>6.62385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97785" calcext:value-type="float">
            <text:p>6.609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2288" calcext:value-type="float">
            <text:p>6.6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251563636364" calcext:value-type="float">
            <text:p>6.64251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558514285714" calcext:value-type="float">
            <text:p>6.6955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475025" calcext:value-type="float">
            <text:p>6.7647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474" calcext:value-type="float">
            <text:p>6.840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1408" calcext:value-type="float">
            <text:p>6.94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305" calcext:value-type="float">
            <text:p>7.01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798812903226" calcext:value-type="float">
            <text:p>7.0579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546075" calcext:value-type="float">
            <text:p>7.1154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59709090909" calcext:value-type="float">
            <text:p>7.13259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88438709678" calcext:value-type="float">
            <text:p>7.19888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72929032258" calcext:value-type="float">
            <text:p>7.2607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606761290323" calcext:value-type="float">
            <text:p>7.2760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12774193548" calcext:value-type="float">
            <text:p>7.2901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791251612903" calcext:value-type="float">
            <text:p>7.337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403148387097" calcext:value-type="float">
            <text:p>7.4540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809125" calcext:value-type="float">
            <text:p>7.5880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7088" calcext:value-type="float">
            <text:p>7.67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30167741936" calcext:value-type="float">
            <text:p>7.7723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579328" calcext:value-type="float">
            <text:p>7.85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7754" calcext:value-type="float">
            <text:p>7.93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63277419355" calcext:value-type="float">
            <text:p>7.9756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913187096774" calcext:value-type="float">
            <text:p>7.9991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449909677419" calcext:value-type="float">
            <text:p>8.0244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83793548387" calcext:value-type="float">
            <text:p>8.0808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52581818182" calcext:value-type="float">
            <text:p>8.13252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82114285714" calcext:value-type="float">
            <text:p>8.2028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353858064516" calcext:value-type="float">
            <text:p>8.3035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85485714286" calcext:value-type="float">
            <text:p>8.3818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345" calcext:value-type="float">
            <text:p>8.55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7015" calcext:value-type="float">
            <text:p>8.660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7135" calcext:value-type="float">
            <text:p>8.7567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58285714286" calcext:value-type="float">
            <text:p>8.8725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0952" calcext:value-type="float">
            <text:p>8.9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25935483871" calcext:value-type="float">
            <text:p>8.9822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06838709677" calcext:value-type="float">
            <text:p>9.0520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269290322581" calcext:value-type="float">
            <text:p>9.1326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401" calcext:value-type="float">
            <text:p>9.22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464748387097" calcext:value-type="float">
            <text:p>9.3346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60567741936" calcext:value-type="float">
            <text:p>9.4426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248980645161" calcext:value-type="float">
            <text:p>9.572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65961290323" calcext:value-type="float">
            <text:p>9.7266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3736" calcext:value-type="float">
            <text:p>9.7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5995" calcext:value-type="float">
            <text:p>9.865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38625" calcext:value-type="float">
            <text:p>9.9483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96168" calcext:value-type="float">
            <text:p>9.98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93525" calcext:value-type="float">
            <text:p>10.059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4864" calcext:value-type="float">
            <text:p>10.16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37437419355" calcext:value-type="float">
            <text:p>10.3137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7293793104" calcext:value-type="float">
            <text:p>10.499729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19618064516" calcext:value-type="float">
            <text:p>10.6819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1535483871" calcext:value-type="float">
            <text:p>10.864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36038709677" calcext:value-type="float">
            <text:p>11.013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1985" calcext:value-type="float">
            <text:p>11.1131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1544" calcext:value-type="float">
            <text:p>11.19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7313" calcext:value-type="float">
            <text:p>11.267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41181935484" calcext:value-type="float">
            <text:p>11.2941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36985" calcext:value-type="float">
            <text:p>11.3036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74144" calcext:value-type="float">
            <text:p>11.36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6255" calcext:value-type="float">
            <text:p>11.4816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76551724138" calcext:value-type="float">
            <text:p>11.587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5016774194" calcext:value-type="float">
            <text:p>11.658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6175" calcext:value-type="float">
            <text:p>11.798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7368" calcext:value-type="float">
            <text:p>11.96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66025" calcext:value-type="float">
            <text:p>12.1406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844" calcext:value-type="float">
            <text:p>12.21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2388965517" calcext:value-type="float">
            <text:p>12.27723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90327741936" calcext:value-type="float">
            <text:p>12.3190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46371612903" calcext:value-type="float">
            <text:p>12.3246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5989677419" calcext:value-type="float">
            <text:p>12.3385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23292903226" calcext:value-type="float">
            <text:p>12.4423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145725" calcext:value-type="float">
            <text:p>12.4214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31137142857" calcext:value-type="float">
            <text:p>12.50311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65512258065" calcext:value-type="float">
            <text:p>12.5465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0075" calcext:value-type="float">
            <text:p>12.5790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40464" calcext:value-type="float">
            <text:p>12.61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49125" calcext:value-type="float">
            <text:p>12.634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4144" calcext:value-type="float">
            <text:p>12.63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5255483871" calcext:value-type="float">
            <text:p>12.675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825125" calcext:value-type="float">
            <text:p>12.6782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05488" calcext:value-type="float">
            <text:p>12.62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52425" calcext:value-type="float">
            <text:p>12.5765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49736" calcext:value-type="float">
            <text:p>12.56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2342" calcext:value-type="float">
            <text:p>12.642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0066" calcext:value-type="float">
            <text:p>12.72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88425" calcext:value-type="float">
            <text:p>12.7898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53535483871" calcext:value-type="float">
            <text:p>12.845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65096" calcext:value-type="float">
            <text:p>12.91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52575" calcext:value-type="float">
            <text:p>12.9695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3504" calcext:value-type="float">
            <text:p>13.01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676975" calcext:value-type="float">
            <text:p>13.0167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14475" calcext:value-type="float">
            <text:p>12.9691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08352" calcext:value-type="float">
            <text:p>12.93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294725" calcext:value-type="float">
            <text:p>12.9129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4650322581" calcext:value-type="float">
            <text:p>12.9384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821" calcext:value-type="float">
            <text:p>13.045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0942857143" calcext:value-type="float">
            <text:p>13.1640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09945" calcext:value-type="float">
            <text:p>13.2909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82098064516" calcext:value-type="float">
            <text:p>13.4282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5016774194" calcext:value-type="float">
            <text:p>13.563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094" calcext:value-type="float">
            <text:p>13.706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72028387097" calcext:value-type="float">
            <text:p>13.8272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48371612903" calcext:value-type="float">
            <text:p>13.9248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2167272727" calcext:value-type="float">
            <text:p>13.97221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56464" calcext:value-type="float">
            <text:p>13.9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59435" calcext:value-type="float">
            <text:p>14.0259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6859354839" calcext:value-type="float">
            <text:p>14.1036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8534" calcext:value-type="float">
            <text:p>14.178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33332413793" calcext:value-type="float">
            <text:p>14.29333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55775" calcext:value-type="float">
            <text:p>14.3685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238025" calcext:value-type="float">
            <text:p>14.4723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24185806452" calcext:value-type="float">
            <text:p>14.5824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297175" calcext:value-type="float">
            <text:p>14.6329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2432" calcext:value-type="float">
            <text:p>14.67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57047272727" calcext:value-type="float">
            <text:p>14.95570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991075" calcext:value-type="float">
            <text:p>16.0499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5393548387" calcext:value-type="float">
            <text:p>15.79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97935483871" calcext:value-type="float">
            <text:p>14.07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7574" calcext:value-type="float">
            <text:p>14.117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2112" calcext:value-type="float">
            <text:p>14.1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7518" calcext:value-type="float">
            <text:p>14.177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794" calcext:value-type="float">
            <text:p>16.639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402" calcext:value-type="float">
            <text:p>16.92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9348" calcext:value-type="float">
            <text:p>19.92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71888" calcext:value-type="float">
            <text:p>20.02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005" calcext:value-type="float">
            <text:p>19.45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6278" calcext:value-type="float">
            <text:p>18.226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1664" calcext:value-type="float">
            <text:p>16.11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6276" calcext:value-type="float">
            <text:p>16.68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232115061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0" meta:object-count="0"/>
    <meta:user-defined meta:name="AppVersion">3.0</meta:user-defined>
  </office:meta>
</office:document-meta>
</file>